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line-height="150%"/>
      <style:text-properties officeooo:rsid="0004db4c" officeooo:paragraph-rsid="0004db4c"/>
    </style:style>
    <style:style style:name="P2" style:family="paragraph" style:parent-style-name="Standard">
      <style:paragraph-properties fo:line-height="150%"/>
      <style:text-properties officeooo:rsid="00079cd5" officeooo:paragraph-rsid="00079cd5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b7e3" officeooo:paragraph-rsid="0006b7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 style:list-style-name="L1">
      <style:paragraph-properties fo:line-height="150%"/>
      <style:text-properties officeooo:rsid="00042c2e" officeooo:paragraph-rsid="0004db4c"/>
    </style:style>
    <style:style style:name="P6" style:family="paragraph" style:parent-style-name="Standard">
      <style:paragraph-properties fo:line-height="150%"/>
      <style:text-properties officeooo:rsid="00042c2e" officeooo:paragraph-rsid="00079cd5"/>
    </style:style>
    <style:style style:name="P7" style:family="paragraph" style:parent-style-name="Standard" style:list-style-name="L1">
      <style:paragraph-properties fo:line-height="150%"/>
      <style:text-properties officeooo:rsid="0004db4c" officeooo:paragraph-rsid="0004db4c"/>
    </style:style>
    <style:style style:name="T1" style:family="text">
      <style:text-properties officeooo:rsid="000a15e6"/>
    </style:style>
    <style:style style:name="T2" style:family="text">
      <style:text-properties officeooo:rsid="000ab506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earn Jinja</text:p>
      <text:p text:style-name="P6"/>
      <text:list xml:id="list4205893687" text:style-name="L1">
        <text:list-item>
          <text:p text:style-name="P7">Prepare database -<text:span text:style-name="T1">done</text:span></text:p>
        </text:list-item>
        <text:list-item>
          <text:p text:style-name="P5">Show all -<text:span text:style-name="T1">done</text:span></text:p>
        </text:list-item>
        <text:list-item>
          <text:p text:style-name="P7">Add -<text:span text:style-name="T2">done</text:span></text:p>
        </text:list-item>
        <text:list-item>
          <text:p text:style-name="P7">update</text:p>
        </text:list-item>
        <text:list-item>
          <text:p text:style-name="P7">delete</text:p>
        </text:list-item>
      </text:list>
      <text:p text:style-name="P1"/>
      <text:p text:style-name="P1"/>
      <table:table table:name="Table1" table:style-name="Table1" table:template-name="Default Style">
        <table:table-column table:style-name="Table1.A" table:number-columns-repeated="5"/>
        <table:table-row>
          <table:table-cell table:style-name="Table1.A1" office:value-type="string">
            <text:p text:style-name="P4">ID</text:p>
          </table:table-cell>
          <table:table-cell table:style-name="Table1.A1" office:value-type="string">
            <text:p text:style-name="P4">Name</text:p>
          </table:table-cell>
          <table:table-cell table:style-name="Table1.A1" office:value-type="string">
            <text:p text:style-name="P4">Completion</text:p>
          </table:table-cell>
          <table:table-cell table:style-name="Table1.A1" office:value-type="string">
            <text:p text:style-name="P4">Hour</text:p>
          </table:table-cell>
          <table:table-cell table:style-name="Table1.E1" office:value-type="string">
            <text:p text:style-name="P4">comment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10:41:56.888380840</meta:creation-date>
    <dc:date>2022-12-08T14:52:40.659181772</dc:date>
    <meta:editing-duration>PT6H16M25S</meta:editing-duration>
    <meta:editing-cycles>4</meta:editing-cycles>
    <meta:generator>LibreOffice/7.3.7.2$Linux_X86_64 LibreOffice_project/30$Build-2</meta:generator>
    <meta:document-statistic meta:table-count="1" meta:image-count="0" meta:object-count="0" meta:page-count="1" meta:paragraph-count="11" meta:word-count="22" meta:character-count="105" meta:non-whitespace-character-count="99"/>
  </office:meta>
</office:document-meta>
</file>